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5.13291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4.70958333333333cm"/>
    </style:style>
    <style:style style:name="co14" style:family="table-column">
      <style:table-column-properties fo:break-before="auto" style:column-width="3.12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7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Defense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Armor Class</text:p>
          </table:table-cell>
          <table:table-cell office:value-type="string" table:style-name="ce2">
            <text:p>Tier</text:p>
          </table:table-cell>
          <table:table-cell office:value-type="string" table:style-name="ce2">
            <text:p>ID</text:p>
          </table:table-cell>
          <table:table-cell office:value-type="string" table:style-name="ce3">
            <text:p>Ench_Ptn</text:p>
          </table:table-cell>
          <table:table-cell office:value-type="string" table:style-name="ce2">
            <text:p>Type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oth jacket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ather shirt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hain mail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a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ather hood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teel helme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0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andal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ather shoe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teel boot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love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ather glove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teel gauntlet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1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cuirass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thril armor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0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helmet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0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thril helmet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boot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thril boot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gauntlet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1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thril gauntlet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2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rder armor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2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rder helmet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2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rder boot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2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rder gauntlet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nter armor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nter helmet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nter boots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nter gloves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arity robe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Robe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arity circlet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obe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arity shoe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be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arity bracer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be Arm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ling robe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0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ling circlet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0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ling shoe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0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ling bracer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alker armor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0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alker helmet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1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alker boots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1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alker gauntlets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1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mp robe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1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mp circlet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2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mp shoes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2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mp bracers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2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nwolf armor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2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nwolf boots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2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eder armor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3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eder helmet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3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eder boots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3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eder gloves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3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usader armor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45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usader helmet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46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usader boots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47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usader gauntlets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48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yal armor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0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yal helmet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1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yal boots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2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yal gauntlets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3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host armor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5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host helmet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6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host boots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7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host gloves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8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on armor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9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on helmet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0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on boots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1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on gloves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2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robe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3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circlet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4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shoes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5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bracers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6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vine robe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7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vine circlet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8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vine shoes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69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vine bracers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e Arm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70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 robe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0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 circlet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0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 shoes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0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 bracers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0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ombie armor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1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ombie helmet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1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ombie boots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1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ombie gauntlets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1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robe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23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circlet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24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bracers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26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rewolf armor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3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rewolf helmet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3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rewolf boots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3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rewolf gloves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3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feratu armor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3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feratu helmet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4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feratu boots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4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feratu gloves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4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uncil armor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78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arm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uncil helmet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79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elmet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uncil boots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0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boot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ouncil gauntlets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1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glov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griffin armor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3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armor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griffin helmet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elm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griffin boots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5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boots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griffin gloves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6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gloves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celestial armor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Robe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armor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elestial helmet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Robe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8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elm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elestial boots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obe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9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boot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elestial bracers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obe Arm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90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glov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nticore armor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3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armor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verseer armor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4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armor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scarnate robe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Robe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5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armor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nticore helmet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6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helm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verseer helmet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7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helm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scarnate circlet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Robe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8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helm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nticore gloves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09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verseer gauntlets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0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scarnate bracers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obe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1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glove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nticore boots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4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overseer boots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vy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5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scarnate shoes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obe Arm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6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boot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ooden shie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2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keleton buckler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2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ronze shield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2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ooden swor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hort swor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ong swor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dow sword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hort spear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ong spea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0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ance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tchen knif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attle knif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teel dagge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hort bow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ooden bow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1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ong bow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2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lu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2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one club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2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eavy club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2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shield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2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thril shield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2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night's sword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0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lven sword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0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apier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0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lven spear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1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alberd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1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lver dagge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1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ithril dagger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1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lven bow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orest bow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teel axe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ithril axe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2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rder shield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walker shield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1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witchling staff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4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war club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4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mp bow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45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mp whip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4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leder scimitar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14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hampion sword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28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trident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29</text:p>
          </table:table-cell>
          <table:table-cell office:value-type="string" table:style-name="ce4">
            <text:p>0,2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hunter bow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30</text:p>
          </table:table-cell>
          <table:table-cell office:value-type="string" table:style-name="ce4">
            <text:p>2,1,1,2</text:p>
          </table:table-cell>
          <table:table-cell office:value-type="string" table:style-name="ce1">
            <text:p>weapon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war hammer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3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unter dagge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3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rusader shield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4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yal shield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5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zombie shiel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18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itch staff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49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alker club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5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bow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5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emon whip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52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rewolf knif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5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sferatu rapier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15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thundersoul sword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oomblade sword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clipse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5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uard's spear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6</text:p>
          </table:table-cell>
          <table:table-cell office:value-type="string" table:style-name="ce4">
            <text:p>0,1,2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ng's defender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7</text:p>
          </table:table-cell>
          <table:table-cell office:value-type="string" table:style-name="ce4">
            <text:p>0,1,2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aging lance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8</text:p>
          </table:table-cell>
          <table:table-cell office:value-type="string" table:style-name="ce4">
            <text:p>0,1,2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mposite bow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39</text:p>
          </table:table-cell>
          <table:table-cell office:value-type="string" table:style-name="ce4">
            <text:p>3,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ghtning bow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0</text:p>
          </table:table-cell>
          <table:table-cell office:value-type="string" table:style-name="ce4">
            <text:p>3,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ailstorm bow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1</text:p>
          </table:table-cell>
          <table:table-cell office:value-type="string" table:style-name="ce4">
            <text:p>3,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mperial axe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2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kull crusher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3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ragon mace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4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host dagger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5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ion knif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46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uncil shield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82</text:p>
          </table:table-cell>
          <table:table-cell office:value-type="string" table:style-name="ce4">
            <text:p>1,2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iffin knif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1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offhan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inotaur sword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2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hoenix sword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3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heavy fauchard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4</text:p>
          </table:table-cell>
          <table:table-cell office:value-type="string" table:style-name="ce4">
            <text:p>2,0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uisarme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5</text:p>
          </table:table-cell>
          <table:table-cell office:value-type="string" table:style-name="ce4">
            <text:p>2,0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eteor bow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6</text:p>
          </table:table-cell>
          <table:table-cell office:value-type="string" table:style-name="ce4">
            <text:p>2,4</text:p>
          </table:table-cell>
          <table:table-cell office:value-type="string" table:style-name="ce1">
            <text:p>weapon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ightfall bow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7</text:p>
          </table:table-cell>
          <table:table-cell office:value-type="string" table:style-name="ce4">
            <text:p>2,4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black morningstar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8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iming bulawa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99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verseer shield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3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poniard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0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offhand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lightbane katana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1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oom warglaiv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2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ecimation harpoon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3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inister ranseur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4</text:p>
          </table:table-cell>
          <table:table-cell office:value-type="string" table:style-name="ce4">
            <text:p>2,1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heartstriker bow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5</text:p>
          </table:table-cell>
          <table:table-cell office:value-type="string" table:style-name="ce4">
            <text:p>3,4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windstalker bow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6</text:p>
          </table:table-cell>
          <table:table-cell office:value-type="string" table:style-name="ce4">
            <text:p>3,4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malificent maul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7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brutalizer flail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108</text:p>
          </table:table-cell>
          <table:table-cell office:value-type="string" table:style-name="ce4">
            <text:p>2,3</text:p>
          </table:table-cell>
          <table:table-cell office:value-type="string" table:style-name="ce1">
            <text:p>weap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oyal guard cap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26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cloak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bard's cap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4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cloak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torm cloak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71</text:p>
          </table:table-cell>
          <table:table-cell office:value-type="string" table:style-name="ce4">
            <text:p>0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durable cloak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72</text:p>
          </table:table-cell>
          <table:table-cell office:value-type="string" table:style-name="ce4">
            <text:p>0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blessed cloa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73</text:p>
          </table:table-cell>
          <table:table-cell office:value-type="string" table:style-name="ce4">
            <text:p>0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assault cap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100</text:p>
          </table:table-cell>
          <table:table-cell office:value-type="string" table:style-name="ce4">
            <text:p>0,1,1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craftsman apr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101</text:p>
          </table:table-cell>
          <table:table-cell office:value-type="string" table:style-name="ce4">
            <text:p>0,1,1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stoneskin cloak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102</text:p>
          </table:table-cell>
          <table:table-cell office:value-type="string" table:style-name="ce4">
            <text:p>0,1,1,1</text:p>
          </table:table-cell>
          <table:table-cell office:value-type="string" table:style-name="ce1">
            <text:p>cloak</text:p>
          </table:table-cell>
          <table:table-cell table:style-name="ce5"/>
          <table:table-cell table:number-columns-repeated="16374"/>
        </table:table-row>
        <table:table-row table:style-name="ro2">
          <table:table-cell office:value-type="string" table:style-name="ce1">
            <text:p>onslaught cape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7</text:p>
          </table:table-cell>
          <table:table-cell office:value-type="string" table:style-name="ce4">
            <text:p>0,2</text:p>
          </table:table-cell>
          <table:table-cell office:value-type="string" table:style-name="ce1">
            <text:p>cloak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ndissoluble cloak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8</text:p>
          </table:table-cell>
          <table:table-cell office:value-type="string" table:style-name="ce4">
            <text:p>0,2</text:p>
          </table:table-cell>
          <table:table-cell office:value-type="string" table:style-name="ce1">
            <text:p>cloak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rtificer apron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119</text:p>
          </table:table-cell>
          <table:table-cell office:value-type="string" table:style-name="ce4">
            <text:p>0,2</text:p>
          </table:table-cell>
          <table:table-cell office:value-type="string" table:style-name="ce1">
            <text:p>cloak</text:p>
          </table:table-cell>
          <table:table-cell table:number-columns-repeated="16375" table:style-name="ce1"/>
        </table:table-row>
        <table:table-row table:number-rows-repeated="10483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meet patel</dc:creator>
    <meta:creation-date>2020-11-22T15:14:21Z</meta:creation-date>
    <dc:date>2021-05-19T19:19:39Z</dc:date>
    <meta:editing-cycles>51</meta:editing-cycles>
    <meta:editing-duration>PT17017S</meta:editing-duration>
  </office:meta>
</office:document-meta>
</file>